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$ sudo mysql -u root</text:p>
      <text:p text:style-name="P1">[sudo] password for mitu: </text:p>
      <text:p text:style-name="P1">Welcome to the MySQL monitor. <text:s/>Commands end with ; or \g.</text:p>
      <text:p text:style-name="P1">Your MySQL connection id is 9</text:p>
      <text:p text:style-name="P1">Server version: 8.0.41-0ubuntu0.22.04.1 (Ubuntu)</text:p>
      <text:p text:style-name="P1"/>
      <text:p text:style-name="P1">Copyright (c) 2000, 2025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/text:p>
      <text:p text:style-name="P1">mysql&gt; select user();</text:p>
      <text:p text:style-name="P1">+----------------+</text:p>
      <text:p text:style-name="P1">| user() <text:s text:c="8"/>|</text:p>
      <text:p text:style-name="P1">+----------------+</text:p>
      <text:p text:style-name="P1">| root@localhost |</text:p>
      <text:p text:style-name="P1">+-------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dac <text:s text:c="14"/>|</text:p>
      <text:p text:style-name="P1">| college <text:s text:c="11"/>|</text:p>
      <text:p text:style-name="P1">| information_schema |</text:p>
      <text:p text:style-name="P1">| mydb <text:s text:c="14"/>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7 rows in set (0.02 sec)</text:p>
      <text:p text:style-name="P1"/>
      <text:p text:style-name="P1">mysql&gt; 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mysql&gt; create database pgditss;</text:p>
      <text:p text:style-name="P1">Query OK, 1 row affected (0.03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dac <text:s text:c="14"/>|</text:p>
      <text:p text:style-name="P1">| college <text:s text:c="11"/>|</text:p>
      <text:p text:style-name="P1">| information_schema |</text:p>
      <text:p text:style-name="P1">| mydb <text:s text:c="14"/>|</text:p>
      <text:p text:style-name="P1">| mysql <text:s text:c="13"/>|</text:p>
      <text:p text:style-name="P1">| performance_schema |</text:p>
      <text:p text:style-name="P1">| pgditss <text:s text:c="11"/>|</text:p>
      <text:p text:style-name="P1">| sys <text:s text:c="15"/>|</text:p>
      <text:p text:style-name="P1">+--------------------+</text:p>
      <text:p text:style-name="P1">8 rows in set (0.00 sec)</text:p>
      <text:p text:style-name="P1"/>
      <text:p text:style-name="P1">mysql&gt; </text:p>
      <text:p text:style-name="P1"/>
      <text:p text:style-name="P1"/>
      <text:p text:style-name="P1">mysql&gt; use pgditss</text:p>
      <text:p text:style-name="P1">Database changed</text:p>
      <text:p text:style-name="P1">mysql&gt; select database();</text:p>
      <text:p text:style-name="P1">+------------+</text:p>
      <text:p text:style-name="P1">| database() |</text:p>
      <text:p text:style-name="P1">+------------+</text:p>
      <text:p text:style-name="P1">| pgditss <text:s text:c="3"/>|</text:p>
      <text:p text:style-name="P1">+------------+</text:p>
      <text:p text:style-name="P1">1 row in set (0.00 sec)</text:p>
      <text:p text:style-name="P1"/>
      <text:p text:style-name="P1">mysql&gt; show tables;</text:p>
      <text:p text:style-name="P1">Empty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employee</text:p>
      <text:p text:style-name="P1"><text:s text:c="4"/>-&gt; (empid tinyint,</text:p>
      <text:p text:style-name="P1"><text:s text:c="4"/>-&gt; name varchar(10),</text:p>
      <text:p text:style-name="P1"><text:s text:c="4"/>-&gt; salary int,</text:p>
      <text:p text:style-name="P1"><text:s text:c="4"/>-&gt; exp float);</text:p>
      <text:p text:style-name="P1">Query OK, 0 rows affected (0.04 sec)</text:p>
      <text:p text:style-name="P1"><text:soft-page-break/></text:p>
      <text:p text:style-name="P1">mysql&gt; show tables;</text:p>
      <text:p text:style-name="P1">+-------------------+</text:p>
      <text:p text:style-name="P1">| Tables_in_pgditss |</text:p>
      <text:p text:style-name="P1">+-------------------+</text:p>
      <text:p text:style-name="P1">| employee <text:s text:c="9"/>|</text:p>
      <text:p text:style-name="P1">+-------------------+</text:p>
      <text:p text:style-name="P1">1 row in set (0.01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>mysql&gt; create table employee (empid tinyint, name varchar(10), salary</text:p>
      <text:p text:style-name="P1">int, exp float);</text:p>
      <text:p text:style-name="P1">ERROR 1050 (42S01): Table 'employee' already exists</text:p>
      <text:p text:style-name="P1">mysql&gt; create table employee if not exists (empid tinyint, name varcha</text:p>
      <text:p text:style-name="P1">r(10), salary int, exp float);</text:p>
      <text:p text:style-name="P1">ERROR 1064 (42000): You have an error in your SQL syntax; check the manual that corresponds to your MySQL server version for the right syntax to use near 'if not exists (empid tinyint, name varchar(10), salary int, exp float)' at line 1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if not exists employee (empid tinyint, name varcha</text:p>
      <text:p text:style-name="P1">r(10), salary int, exp float);</text:p>
      <text:p text:style-name="P1">Query OK, 0 rows affected, 1 warning (0.01 sec)</text:p>
      <text:p text:style-name="P1"/>
      <text:p text:style-name="P1">mysql&gt; describe employee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empid <text:s/>| tinyint <text:s text:c="4"/>| YES <text:s/>| <text:s text:c="4"/>| NULL <text:s text:c="3"/>| <text:s text:c="6"/>|</text:p>
      <text:p text:style-name="P1">| name <text:s text:c="2"/>| varchar(10) | YES <text:s/>| <text:s text:c="4"/>| NULL <text:s text:c="3"/>| <text:s text:c="6"/>|</text:p>
      <text:p text:style-name="P1">| salary | int <text:s text:c="8"/>| YES <text:s/>| <text:s text:c="4"/>| NULL <text:s text:c="3"/>| <text:s text:c="6"/>|</text:p>
      <text:p text:style-name="P1">| exp <text:s text:c="3"/>| float <text:s text:c="6"/>| YES <text:s/>| <text:s text:c="4"/>| NULL <text:s text:c="3"/>| <text:s text:c="6"/>|</text:p>
      <text:p text:style-name="P1">+--------+-------------+------+-----+---------+-------+</text:p>
      <text:p text:style-name="P1">4 rows in set (0.01 sec)</text:p>
      <text:p text:style-name="P1"><text:soft-page-break/></text:p>
      <text:p text:style-name="P1">mysql&gt; desc employee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empid <text:s/>| tinyint <text:s text:c="4"/>| YES <text:s/>| <text:s text:c="4"/>| NULL <text:s text:c="3"/>| <text:s text:c="6"/>|</text:p>
      <text:p text:style-name="P1">| name <text:s text:c="2"/>| varchar(10) | YES <text:s/>| <text:s text:c="4"/>| NULL <text:s text:c="3"/>| <text:s text:c="6"/>|</text:p>
      <text:p text:style-name="P1">| salary | int <text:s text:c="8"/>| YES <text:s/>| <text:s text:c="4"/>| NULL <text:s text:c="3"/>| <text:s text:c="6"/>|</text:p>
      <text:p text:style-name="P1">| exp <text:s text:c="3"/>| float <text:s text:c="6"/>| YES <text:s/>| <text:s text:c="4"/>| NULL <text:s text:c="3"/>| <text:s text:c="6"/>|</text:p>
      <text:p text:style-name="P1">+--------+-------------+------+-----+---------+-------+</text:p>
      <text:p text:style-name="P1">4 rows in set (0.00 sec)</text:p>
      <text:p text:style-name="P1"/>
      <text:p text:style-name="P1">mysql&gt; </text:p>
      <text:p text:style-name="P1">mysql&gt; drop table employee;</text:p>
      <text:p text:style-name="P1">Query OK, 0 rows affected (0.02 sec)</text:p>
      <text:p text:style-name="P1"/>
      <text:p text:style-name="P1">mysql&gt; show tables;</text:p>
      <text:p text:style-name="P1">Empty set (0.01 sec)</text:p>
      <text:p text:style-name="P1"/>
      <text:p text:style-name="P1">mysql&gt; create table employee</text:p>
      <text:p text:style-name="P1"><text:s text:c="4"/>-&gt; (id tinyint primary key,</text:p>
      <text:p text:style-name="P1"><text:s text:c="4"/>-&gt; name varchar(10) not null,</text:p>
      <text:p text:style-name="P1"><text:s text:c="4"/>-&gt; salary int default 10000,</text:p>
      <text:p text:style-name="P1"><text:s text:c="4"/>-&gt; exp float(2,2))</text:p>
      <text:p text:style-name="P1"><text:s text:c="4"/>-&gt; ;</text:p>
      <text:p text:style-name="P1">Query OK, 0 rows affected, 1 warning (0.03 sec)</text:p>
      <text:p text:style-name="P1"/>
      <text:p text:style-name="P1">mysql&gt; desc employee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id <text:s text:c="4"/>| tinyint <text:s text:c="4"/>| NO <text:s text:c="2"/>| PRI | NULL <text:s text:c="3"/>| <text:s text:c="6"/>|</text:p>
      <text:p text:style-name="P1">| name <text:s text:c="2"/>| varchar(10) | NO <text:s text:c="2"/>| <text:s text:c="4"/>| NULL <text:s text:c="3"/>| <text:s text:c="6"/>|</text:p>
      <text:p text:style-name="P1">| salary | int <text:s text:c="8"/>| YES <text:s/>| <text:s text:c="4"/>| 10000 <text:s text:c="2"/>| <text:s text:c="6"/>|</text:p>
      <text:p text:style-name="P1">| exp <text:s text:c="3"/>| float(2,2) <text:s/>| YES <text:s/>| <text:s text:c="4"/>| NULL <text:s text:c="3"/>| <text:s text:c="6"/>|</text:p>
      <text:p text:style-name="P1">+--------+-------------+------+-----+---------+-------+</text:p>
      <text:p text:style-name="P1">4 rows in set (0.00 sec)</text:p>
      <text:p text:style-name="P1"/>
      <text:p text:style-name="P1">mysql&gt; </text:p>
      <text:p text:style-name="P1">mysql&gt; insert into employee (id, name, salary, exp) </text:p>
      <text:p text:style-name="P1"><text:s text:c="4"/>-&gt; values (1, 'Rakesh', 34000, 5.8);</text:p>
      <text:p text:style-name="P1">ERROR 1264 (22003): Out of range value for column 'exp' at row 1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mysql&gt; drop table employee;</text:p>
      <text:p text:style-name="P1">Query OK, 0 rows affected (0.03 sec)</text:p>
      <text:p text:style-name="P1"/>
      <text:p text:style-name="P1">mysql&gt; create table employee (id tinyint primary key, name varchar(10) not null, salary int default 10000, exp float);</text:p>
      <text:p text:style-name="P1">Query OK, 0 rows affected (0.03 sec)</text:p>
      <text:p text:style-name="P1"/>
      <text:p text:style-name="P1">mysql&gt; insert into employee (id, name, salary, exp)</text:p>
      <text:p text:style-name="P1"><text:s text:c="4"/>-&gt; values (1, 'Rakesh', 34000, 5.8);</text:p>
      <text:p text:style-name="P1">Query OK, 1 row affected (0.01 sec)</text:p>
      <text:p text:style-name="P1"/>
      <text:p text:style-name="P1">mysql&gt; select id, name, salary, exp from employee;</text:p>
      <text:p text:style-name="P1">+----+--------+--------+------+</text:p>
      <text:p text:style-name="P1">| id | name <text:s text:c="2"/>| salary | exp <text:s/>|</text:p>
      <text:p text:style-name="P1">+----+--------+--------+------+</text:p>
      <text:p text:style-name="P1">| <text:s/>1 | Rakesh | <text:s/>34000 | <text:s/>5.8 |</text:p>
      <text:p text:style-name="P1">+----+--------+--------+------+</text:p>
      <text:p text:style-name="P1">1 row in set (0.01 sec)</text:p>
      <text:p text:style-name="P1"/>
      <text:p text:style-name="P1">mysql&gt; </text:p>
      <text:p text:style-name="P1"/>
      <text:p text:style-name="P1">mysql&gt; insert into employee (id, name, salary, exp) values (1, 'Mahesh', 12000, 2.8);</text:p>
      <text:p text:style-name="P1">ERROR 1062 (23000): Duplicate entry '1' for key 'employee.PRIMARY'</text:p>
      <text:p text:style-name="P1">mysql&gt; insert into employee (id, name, salary, exp) values (2, 'Mahesh', 12000, 2.8);</text:p>
      <text:p text:style-name="P1">Query OK, 1 row affected (0.00 sec)</text:p>
      <text:p text:style-name="P1"/>
      <text:p text:style-name="P1">mysql&gt; select id, name, salary, exp from employee;</text:p>
      <text:p text:style-name="P1">+----+--------+--------+------+</text:p>
      <text:p text:style-name="P1">| id | name <text:s text:c="2"/>| salary | exp <text:s/>|</text:p>
      <text:p text:style-name="P1">+----+--------+--------+------+</text:p>
      <text:p text:style-name="P1">| <text:s/>1 | Rakesh | <text:s/>34000 | <text:s/>5.8 |</text:p>
      <text:p text:style-name="P1">| <text:s/>2 | Mahesh | <text:s/>12000 | <text:s/>2.8 |</text:p>
      <text:p text:style-name="P1">+----+--------+--------+------+</text:p>
      <text:p text:style-name="P1">2 rows in set (0.00 sec)</text:p>
      <text:p text:style-name="P1"/>
      <text:p text:style-name="P1">mysql&gt; insert into employee (id, name, salary) values (3,'Nita',23000);</text:p>
      <text:p text:style-name="P1">Query OK, 1 row affected (0.02 sec)</text:p>
      <text:p text:style-name="P1"/>
      <text:p text:style-name="P1">mysql&gt; </text:p>
      <text:p text:style-name="P1">mysql&gt; select id, name, salary, exp from employee;</text:p>
      <text:p text:style-name="P1">+----+--------+--------+------+</text:p>
      <text:p text:style-name="P1">| id | name <text:s text:c="2"/>| salary | exp <text:s/>|</text:p>
      <text:p text:style-name="P1">+----+--------+--------+------+</text:p>
      <text:p text:style-name="P1"><text:soft-page-break/>| <text:s/>1 | Rakesh | <text:s/>34000 | <text:s/>5.8 |</text:p>
      <text:p text:style-name="P1">| <text:s/>2 | Mahesh | <text:s/>12000 | <text:s/>2.8 |</text:p>
      <text:p text:style-name="P1">| <text:s/>3 | Nita <text:s text:c="2"/>| <text:s/>23000 | NULL |</text:p>
      <text:p text:style-name="P1">+----+--------+--------+------+</text:p>
      <text:p text:style-name="P1">3 rows in set (0.00 sec)</text:p>
      <text:p text:style-name="P1"/>
      <text:p text:style-name="P1">mysql&gt; insert into employee (id, salary,exp) values (4,15000,6.7);</text:p>
      <text:p text:style-name="P1">ERROR 1364 (HY000): Field 'name' doesn't have a default value</text:p>
      <text:p text:style-name="P1">mysql&gt; insert into employee (id, name,exp) values (4,'Kiran',6.7);</text:p>
      <text:p text:style-name="P1">Query OK, 1 row affected (0.01 sec)</text:p>
      <text:p text:style-name="P1"/>
      <text:p text:style-name="P1">mysql&gt; select id, name, salary, exp from employee;</text:p>
      <text:p text:style-name="P1">+----+--------+--------+------+</text:p>
      <text:p text:style-name="P1">| id | name <text:s text:c="2"/>| salary | exp <text:s/>|</text:p>
      <text:p text:style-name="P1">+----+--------+--------+------+</text:p>
      <text:p text:style-name="P1">| <text:s/>1 | Rakesh | <text:s/>34000 | <text:s/>5.8 |</text:p>
      <text:p text:style-name="P1">| <text:s/>2 | Mahesh | <text:s/>12000 | <text:s/>2.8 |</text:p>
      <text:p text:style-name="P1">| <text:s/>3 | Nita <text:s text:c="2"/>| <text:s/>23000 | NULL |</text:p>
      <text:p text:style-name="P1">| <text:s/>4 | Kiran <text:s/>| <text:s/>10000 | <text:s/>6.7 |</text:p>
      <text:p text:style-name="P1">+----+--------+--------+------+</text:p>
      <text:p text:style-name="P1">4 rows in set (0.00 sec)</text:p>
      <text:p text:style-name="P1"/>
      <text:p text:style-name="P1">mysql&gt; </text:p>
      <text:p text:style-name="P1">mysql&gt; insert into employee values (5, 'Manisha', 56000, 7);</text:p>
      <text:p text:style-name="P1">Query OK, 1 row affected (0.01 sec)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34000 | <text:s/>5.8 |</text:p>
      <text:p text:style-name="P1">| <text:s/>2 | Mahesh <text:s/>| <text:s/>12000 | <text:s/>2.8 |</text:p>
      <text:p text:style-name="P1">| <text:s/>3 | Nita <text:s text:c="3"/>| <text:s/>23000 | NULL |</text:p>
      <text:p text:style-name="P1">| <text:s/>4 | Kiran <text:s text:c="2"/>| <text:s/>10000 | <text:s/>6.7 |</text:p>
      <text:p text:style-name="P1">| <text:s/>5 | Manisha | <text:s/>56000 | <text:s text:c="3"/>7 |</text:p>
      <text:p text:style-name="P1">+----+---------+--------+------+</text:p>
      <text:p text:style-name="P1">5 rows in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>mysql&gt; insert into employee values </text:p>
      <text:p text:style-name="P1"><text:s text:c="4"/>-&gt; (6,'Raju',23400,2.5),</text:p>
      <text:p text:style-name="P1"><text:s text:c="4"/>-&gt; (7,'Ajay',12000,0.6);</text:p>
      <text:p text:style-name="P1">Query OK, 2 rows affected (0.01 sec)</text:p>
      <text:p text:style-name="P1">Records: 2 <text:s/>Duplicates: 0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<text:soft-page-break/>+----+---------+--------+------+</text:p>
      <text:p text:style-name="P1">| <text:s/>1 | Rakesh <text:s/>| <text:s/>34000 | <text:s/>5.8 |</text:p>
      <text:p text:style-name="P1">| <text:s/>2 | Mahesh <text:s/>| <text:s/>12000 | <text:s/>2.8 |</text:p>
      <text:p text:style-name="P1">| <text:s/>3 | Nita <text:s text:c="3"/>| <text:s/>23000 | NULL |</text:p>
      <text:p text:style-name="P1">| <text:s/>4 | Kiran <text:s text:c="2"/>| <text:s/>10000 | <text:s/>6.7 |</text:p>
      <text:p text:style-name="P1">| <text:s/>5 | Manisha | <text:s/>56000 | <text:s text:c="3"/>7 |</text:p>
      <text:p text:style-name="P1">| <text:s/>6 | Raju <text:s text:c="3"/>| <text:s/>23400 | <text:s/>2.5 |</text:p>
      <text:p text:style-name="P1">| <text:s/>7 | Ajay <text:s text:c="3"/>| <text:s/>12000 | <text:s/>0.6 |</text:p>
      <text:p text:style-name="P1">+----+---------+--------+------+</text:p>
      <text:p text:style-name="P1">7 rows in set (0.00 sec)</text:p>
      <text:p text:style-name="P1"/>
      <text:p text:style-name="P1">mysql&gt; </text:p>
      <text:p text:style-name="P1">mysql&gt; delete from employee where id = 3;</text:p>
      <text:p text:style-name="P1">Query OK, 1 row affected (0.00 sec)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34000 | <text:s/>5.8 |</text:p>
      <text:p text:style-name="P1">| <text:s/>2 | Mahesh <text:s/>| <text:s/>12000 | <text:s/>2.8 |</text:p>
      <text:p text:style-name="P1">| <text:s/>4 | Kiran <text:s text:c="2"/>| <text:s/>10000 | <text:s/>6.7 |</text:p>
      <text:p text:style-name="P1">| <text:s/>5 | Manisha | <text:s/>56000 | <text:s text:c="3"/>7 |</text:p>
      <text:p text:style-name="P1">| <text:s/>6 | Raju <text:s text:c="3"/>| <text:s/>23400 | <text:s/>2.5 |</text:p>
      <text:p text:style-name="P1">| <text:s/>7 | Ajay <text:s text:c="3"/>| <text:s/>12000 | <text:s/>0.6 |</text:p>
      <text:p text:style-name="P1">+----+---------+--------+------+</text:p>
      <text:p text:style-name="P1">6 rows in set (0.00 sec)</text:p>
      <text:p text:style-name="P1"/>
      <text:p text:style-name="P1">mysql&gt; update employee set exp = 8.5 where id = 5;</text:p>
      <text:p text:style-name="P1">Query OK, 1 row affected (0.01 sec)</text:p>
      <text:p text:style-name="P1">Rows matched: 1 <text:s/>Changed: 1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34000 | <text:s/>5.8 |</text:p>
      <text:p text:style-name="P1">| <text:s/>2 | Mahesh <text:s/>| <text:s/>12000 | <text:s/>2.8 |</text:p>
      <text:p text:style-name="P1">| <text:s/>4 | Kiran <text:s text:c="2"/>| <text:s/>10000 | <text:s/>6.7 |</text:p>
      <text:p text:style-name="P1">| <text:s/>5 | Manisha | <text:s/>56000 | <text:s/>8.5 |</text:p>
      <text:p text:style-name="P1">| <text:s/>6 | Raju <text:s text:c="3"/>| <text:s/>23400 | <text:s/>2.5 |</text:p>
      <text:p text:style-name="P1">| <text:s/>7 | Ajay <text:s text:c="3"/>| <text:s/>12000 | <text:s/>0.6 |</text:p>
      <text:p text:style-name="P1">+----+---------+--------+------+</text:p>
      <text:p text:style-name="P1">6 rows in set (0.00 sec)</text:p>
      <text:p text:style-name="P1"/>
      <text:p text:style-name="P1">mysql&gt; </text:p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34000 | <text:s/>5.8 |</text:p>
      <text:p text:style-name="P1">| <text:s/>2 | Mahesh <text:s/>| <text:s/>12000 | <text:s/>2.8 |</text:p>
      <text:p text:style-name="P1">| <text:s/>4 | Kiran <text:s text:c="2"/>| <text:s/>10000 | <text:s/>6.7 |</text:p>
      <text:p text:style-name="P1"><text:soft-page-break/>| <text:s/>5 | Manisha | <text:s/>56000 | <text:s/>8.5 |</text:p>
      <text:p text:style-name="P1">| <text:s/>6 | Raju <text:s text:c="3"/>| <text:s/>23400 | <text:s/>2.5 |</text:p>
      <text:p text:style-name="P1">| <text:s/>7 | Ajay <text:s text:c="3"/>| <text:s/>12000 | <text:s/>0.6 |</text:p>
      <text:p text:style-name="P1">+----+---------+--------+------+</text:p>
      <text:p text:style-name="P1">6 rows in set (0.00 sec)</text:p>
      <text:p text:style-name="P1"/>
      <text:p text:style-name="P1">mysql&gt; update employee set exp = 5.5, salary=40000 where id = 1;</text:p>
      <text:p text:style-name="P1">Query OK, 1 row affected (0.01 sec)</text:p>
      <text:p text:style-name="P1">Rows matched: 1 <text:s/>Changed: 1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40000 | <text:s/>5.5 |</text:p>
      <text:p text:style-name="P1">| <text:s/>2 | Mahesh <text:s/>| <text:s/>12000 | <text:s/>2.8 |</text:p>
      <text:p text:style-name="P1">| <text:s/>4 | Kiran <text:s text:c="2"/>| <text:s/>10000 | <text:s/>6.7 |</text:p>
      <text:p text:style-name="P1">| <text:s/>5 | Manisha | <text:s/>56000 | <text:s/>8.5 |</text:p>
      <text:p text:style-name="P1">| <text:s/>6 | Raju <text:s text:c="3"/>| <text:s/>23400 | <text:s/>2.5 |</text:p>
      <text:p text:style-name="P1">| <text:s/>7 | Ajay <text:s text:c="3"/>| <text:s/>12000 | <text:s/>0.6 |</text:p>
      <text:p text:style-name="P1">+----+---------+--------+------+</text:p>
      <text:p text:style-name="P1">6 rows in set (0.00 sec)</text:p>
      <text:p text:style-name="P1"/>
      <text:p text:style-name="P1">mysql&gt; </text:p>
      <text:p text:style-name="P1">mysql&gt; update employee set salary = salary + 2500;</text:p>
      <text:p text:style-name="P1">Query OK, 6 rows affected (0.00 sec)</text:p>
      <text:p text:style-name="P1">Rows matched: 6 <text:s/>Changed: 6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42500 | <text:s/>5.5 |</text:p>
      <text:p text:style-name="P1">| <text:s/>2 | Mahesh <text:s/>| <text:s/>14500 | <text:s/>2.8 |</text:p>
      <text:p text:style-name="P1">| <text:s/>4 | Kiran <text:s text:c="2"/>| <text:s/>12500 | <text:s/>6.7 |</text:p>
      <text:p text:style-name="P1">| <text:s/>5 | Manisha | <text:s/>58500 | <text:s/>8.5 |</text:p>
      <text:p text:style-name="P1">| <text:s/>6 | Raju <text:s text:c="3"/>| <text:s/>25900 | <text:s/>2.5 |</text:p>
      <text:p text:style-name="P1">| <text:s/>7 | Ajay <text:s text:c="3"/>| <text:s/>14500 | <text:s/>0.6 |</text:p>
      <text:p text:style-name="P1">+----+---------+--------+------+</text:p>
      <text:p text:style-name="P1">6 rows in set (0.00 sec)</text:p>
      <text:p text:style-name="P1"/>
      <text:p text:style-name="P1">mysql&gt; update employee set exp = NULL, salary=40000 where id = 1;</text:p>
      <text:p text:style-name="P1">Query OK, 1 row affected (0.01 sec)</text:p>
      <text:p text:style-name="P1">Rows matched: 1 <text:s/>Changed: 1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40000 | NULL |</text:p>
      <text:p text:style-name="P1">| <text:s/>2 | Mahesh <text:s/>| <text:s/>14500 | <text:s/>2.8 |</text:p>
      <text:p text:style-name="P1">| <text:s/>4 | Kiran <text:s text:c="2"/>| <text:s/>12500 | <text:s/>6.7 |</text:p>
      <text:p text:style-name="P1">| <text:s/>5 | Manisha | <text:s/>58500 | <text:s/>8.5 |</text:p>
      <text:p text:style-name="P1"><text:soft-page-break/>| <text:s/>6 | Raju <text:s text:c="3"/>| <text:s/>25900 | <text:s/>2.5 |</text:p>
      <text:p text:style-name="P1">| <text:s/>7 | Ajay <text:s text:c="3"/>| <text:s/>14500 | <text:s/>0.6 |</text:p>
      <text:p text:style-name="P1">+----+---------+--------+------+</text:p>
      <text:p text:style-name="P1">6 rows in set (0.00 sec)</text:p>
      <text:p text:style-name="P1"/>
      <text:p text:style-name="P1">mysql&gt; update employee set exp = 5.3 where exp null;</text:p>
      <text:p text:style-name="P1">ERROR 1064 (42000): You have an error in your SQL syntax; check the manual that corresponds to your MySQL server version for the right syntax to use near 'null' at line 1</text:p>
      <text:p text:style-name="P1">mysql&gt; </text:p>
      <text:p text:style-name="P1">mysql&gt; update employee set exp = 5.3 where exp = NULL;</text:p>
      <text:p text:style-name="P1">Query OK, 0 rows affected (0.00 sec)</text:p>
      <text:p text:style-name="P1">Rows matched: 0 <text:s/>Changed: 0 <text:s/>Warnings: 0</text:p>
      <text:p text:style-name="P1"/>
      <text:p text:style-name="P1">mysql&gt; update employee set exp = 5.3 where exp is NULL;</text:p>
      <text:p text:style-name="P1">Query OK, 1 row affected (0.02 sec)</text:p>
      <text:p text:style-name="P1">Rows matched: 1 <text:s/>Changed: 1 <text:s/>Warnings: 0</text:p>
      <text:p text:style-name="P1"/>
      <text:p text:style-name="P1">mysql&gt; select id, name, salary, exp from employee;</text:p>
      <text:p text:style-name="P1">+----+---------+--------+------+</text:p>
      <text:p text:style-name="P1">| id | name <text:s text:c="3"/>| salary | exp <text:s/>|</text:p>
      <text:p text:style-name="P1">+----+---------+--------+------+</text:p>
      <text:p text:style-name="P1">| <text:s/>1 | Rakesh <text:s/>| <text:s/>40000 | <text:s/>5.3 |</text:p>
      <text:p text:style-name="P1">| <text:s/>2 | Mahesh <text:s/>| <text:s/>14500 | <text:s/>2.8 |</text:p>
      <text:p text:style-name="P1">| <text:s/>4 | Kiran <text:s text:c="2"/>| <text:s/>12500 | <text:s/>6.7 |</text:p>
      <text:p text:style-name="P1">| <text:s/>5 | Manisha | <text:s/>58500 | <text:s/>8.5 |</text:p>
      <text:p text:style-name="P1">| <text:s/>6 | Raju <text:s text:c="3"/>| <text:s/>25900 | <text:s/>2.5 |</text:p>
      <text:p text:style-name="P1">| <text:s/>7 | Ajay <text:s text:c="3"/>| <text:s/>14500 | <text:s/>0.6 |</text:p>
      <text:p text:style-name="P1">+----+---------+--------+------+</text:p>
      <text:p text:style-name="P1">6 rows in set (0.00 sec)</text:p>
      <text:p text:style-name="P1"/>
      <text:p text:style-name="P1">mysql&gt; </text:p>
      <text:p text:style-name="P1">mysql&gt; alter table employee add column contact int;</text:p>
      <text:p text:style-name="P1">Query OK, 0 rows affected (0.03 sec)</text:p>
      <text:p text:style-name="P1">Records: 0 <text:s/>Duplicates: 0 <text:s/>Warnings: 0</text:p>
      <text:p text:style-name="P1"/>
      <text:p text:style-name="P1">mysql&gt; desc employee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id <text:s text:c="5"/>| tinyint <text:s text:c="4"/>| NO <text:s text:c="2"/>| PRI | NULL <text:s text:c="3"/>| <text:s text:c="6"/>|</text:p>
      <text:p text:style-name="P1">| name <text:s text:c="3"/>| varchar(10) | NO <text:s text:c="2"/>| <text:s text:c="4"/>| NULL <text:s text:c="3"/>| <text:s text:c="6"/>|</text:p>
      <text:p text:style-name="P1">| salary <text:s/>| int <text:s text:c="8"/>| YES <text:s/>| <text:s text:c="4"/>| 10000 <text:s text:c="2"/>| <text:s text:c="6"/>|</text:p>
      <text:p text:style-name="P1">| exp <text:s text:c="4"/>| float <text:s text:c="6"/>| YES <text:s/>| <text:s text:c="4"/>| NULL <text:s text:c="3"/>| <text:s text:c="6"/>|</text:p>
      <text:p text:style-name="P1">| contact | int <text:s text:c="8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select id, name, salary, exp, contact from employee;</text:p>
      <text:p text:style-name="P1">+----+---------+--------+------+---------+</text:p>
      <text:p text:style-name="P1">| id | name <text:s text:c="3"/>| salary | exp <text:s/>| contact |</text:p>
      <text:p text:style-name="P1">+----+---------+--------+------+---------+</text:p>
      <text:p text:style-name="P1">| <text:s/>1 | Rakesh <text:s/>| <text:s/>40000 | <text:s/>5.3 | <text:s text:c="3"/>NULL |</text:p>
      <text:p text:style-name="P1"><text:soft-page-break/>| <text:s/>2 | Mahesh <text:s/>| <text:s/>14500 | <text:s/>2.8 | <text:s text:c="3"/>NULL |</text:p>
      <text:p text:style-name="P1">| <text:s/>4 | Kiran <text:s text:c="2"/>| <text:s/>12500 | <text:s/>6.7 | <text:s text:c="3"/>NULL |</text:p>
      <text:p text:style-name="P1">| <text:s/>5 | Manisha | <text:s/>58500 | <text:s/>8.5 | <text:s text:c="3"/>NULL |</text:p>
      <text:p text:style-name="P1">| <text:s/>6 | Raju <text:s text:c="3"/>| <text:s/>25900 | <text:s/>2.5 | <text:s text:c="3"/>NULL |</text:p>
      <text:p text:style-name="P1">| <text:s/>7 | Ajay <text:s text:c="3"/>| <text:s/>14500 | <text:s/>0.6 | <text:s text:c="3"/>NULL |</text:p>
      <text:p text:style-name="P1">+----+---------+--------+------+---------+</text:p>
      <text:p text:style-name="P1">6 rows in set (0.01 sec)</text:p>
      <text:p text:style-name="P1"/>
      <text:p text:style-name="P1">mysql&gt; update employee set contact = 6465874637;</text:p>
      <text:p text:style-name="P1">ERROR 1264 (22003): Out of range value for column 'contact' at row 1</text:p>
      <text:p text:style-name="P1">mysql&gt; update employee set contact = 64658746;</text:p>
      <text:p text:style-name="P1">Query OK, 6 rows affected (0.01 sec)</text:p>
      <text:p text:style-name="P1">Rows matched: 6 <text:s/>Changed: 6 <text:s/>Warnings: 0</text:p>
      <text:p text:style-name="P1"/>
      <text:p text:style-name="P1">mysql&gt; select id, name, salary, exp, contact from employee;</text:p>
      <text:p text:style-name="P1">+----+---------+--------+------+----------+</text:p>
      <text:p text:style-name="P1">| id | name <text:s text:c="3"/>| salary | exp <text:s/>| contact <text:s/>|</text:p>
      <text:p text:style-name="P1">+----+---------+--------+------+----------+</text:p>
      <text:p text:style-name="P1">| <text:s/>1 | Rakesh <text:s/>| <text:s/>40000 | <text:s/>5.3 | 64658746 |</text:p>
      <text:p text:style-name="P1">| <text:s/>2 | Mahesh <text:s/>| <text:s/>14500 | <text:s/>2.8 | 64658746 |</text:p>
      <text:p text:style-name="P1">| <text:s/>4 | Kiran <text:s text:c="2"/>| <text:s/>12500 | <text:s/>6.7 | 64658746 |</text:p>
      <text:p text:style-name="P1">| <text:s/>5 | Manisha | <text:s/>58500 | <text:s/>8.5 | 64658746 |</text:p>
      <text:p text:style-name="P1">| <text:s/>6 | Raju <text:s text:c="3"/>| <text:s/>25900 | <text:s/>2.5 | 64658746 |</text:p>
      <text:p text:style-name="P1">| <text:s/>7 | Ajay <text:s text:c="3"/>| <text:s/>14500 | <text:s/>0.6 | 64658746 |</text:p>
      <text:p text:style-name="P1">+----+---------+--------+------+----------+</text:p>
      <text:p text:style-name="P1">6 rows in set (0.00 sec)</text:p>
      <text:p text:style-name="P1"/>
      <text:p text:style-name="P1">mysql&gt; </text:p>
      <text:p text:style-name="P1">mysql&gt; desc employee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id <text:s text:c="5"/>| tinyint <text:s text:c="4"/>| NO <text:s text:c="2"/>| PRI | NULL <text:s text:c="3"/>| <text:s text:c="6"/>|</text:p>
      <text:p text:style-name="P1">| name <text:s text:c="3"/>| varchar(10) | NO <text:s text:c="2"/>| <text:s text:c="4"/>| NULL <text:s text:c="3"/>| <text:s text:c="6"/>|</text:p>
      <text:p text:style-name="P1">| salary <text:s/>| int <text:s text:c="8"/>| YES <text:s/>| <text:s text:c="4"/>| 10000 <text:s text:c="2"/>| <text:s text:c="6"/>|</text:p>
      <text:p text:style-name="P1">| exp <text:s text:c="4"/>| float <text:s text:c="6"/>| YES <text:s/>| <text:s text:c="4"/>| NULL <text:s text:c="3"/>| <text:s text:c="6"/>|</text:p>
      <text:p text:style-name="P1">| contact | int <text:s text:c="8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alter table employee modify column contact bigint not null;</text:p>
      <text:p text:style-name="P1">Query OK, 6 rows affected (0.06 sec)</text:p>
      <text:p text:style-name="P1">Records: 6 <text:s/>Duplicates: 0 <text:s/>Warnings: 0</text:p>
      <text:p text:style-name="P1"/>
      <text:p text:style-name="P1">mysql&gt; desc employee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id <text:s text:c="5"/>| tinyint <text:s text:c="4"/>| NO <text:s text:c="2"/>| PRI | NULL <text:s text:c="3"/>| <text:s text:c="6"/>|</text:p>
      <text:p text:style-name="P1">| name <text:s text:c="3"/>| varchar(10) | NO <text:s text:c="2"/>| <text:s text:c="4"/>| NULL <text:s text:c="3"/>| <text:s text:c="6"/>|</text:p>
      <text:p text:style-name="P1">| salary <text:s/>| int <text:s text:c="8"/>| YES <text:s/>| <text:s text:c="4"/>| 10000 <text:s text:c="2"/>| <text:s text:c="6"/>|</text:p>
      <text:p text:style-name="P1">| exp <text:s text:c="4"/>| float <text:s text:c="6"/>| YES <text:s/>| <text:s text:c="4"/>| NULL <text:s text:c="3"/>| <text:s text:c="6"/>|</text:p>
      <text:p text:style-name="P1"><text:soft-page-break/>| contact | bigint <text:s text:c="5"/>| NO <text:s text:c="2"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28:30.586150244</meta:creation-date>
    <dc:date>2025-04-08T10:29:10.559533206</dc:date>
    <meta:editing-duration>PT40S</meta:editing-duration>
    <meta:editing-cycles>1</meta:editing-cycles>
    <meta:document-statistic meta:table-count="0" meta:image-count="0" meta:object-count="0" meta:page-count="11" meta:paragraph-count="400" meta:word-count="2790" meta:character-count="14540" meta:non-whitespace-character-count="11156"/>
    <meta:generator>LibreOffice/7.3.7.2$Linux_X86_64 LibreOffice_project/30$Build-2</meta:generator>
  </office:meta>
</office:document-meta>
</file>